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cm" svg:stroke-color="#dc23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127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9pt" style:font-size-asian="9pt" style:font-size-complex="9pt"/>
    </style:style>
    <style:style style:name="P3" style:family="paragraph">
      <style:text-properties fo:color="#dc2300" fo:font-size="9pt" style:font-size-asian="9pt" style:font-size-complex="9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family="Arial" style:font-family-generic="swiss" style:font-pitch="variable" fo:font-size="9pt" style:font-size-asian="9pt" style:font-size-complex="9pt"/>
    </style:style>
    <style:style style:name="T2" style:family="text">
      <style:text-properties fo:color="#dc2300" fo:font-size="9pt" style:font-size-asian="9pt" style:font-size-complex="9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9.89cm" svg:y="7.35cm">
          <text:p text:style-name="P1"><text:span text:style-name="T1">Monomorphic</text:span></text:p>
          <text:p text:style-name="P1"><text:span text:style-name="T1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4cm" svg:height="1.27cm" svg:x="9.89cm" svg:y="3.667cm">
          <text:p text:style-name="P1"><text:span text:style-name="T1">Primitive</text:span></text:p>
          <text:p text:style-name="P1"><text:span text:style-name="T1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4cm" svg:height="1.27cm" svg:x="6.715cm" svg:y="7.35cm">
          <text:p text:style-name="P1"><text:span text:style-name="T1">locus</text:span></text:p>
          <text:p text:style-name="P1"><text:span text:style-name="T1">enforc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4cm" svg:height="1.27cm" svg:x="13.065cm" svg:y="7.35cm">
          <text:p text:style-name="P1"><text:span text:style-name="T1">locus</text:span></text:p>
          <text:p text:style-name="P1"><text:span text:style-name="T1">relea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08cm" svg:y1="9.255cm" svg:x2="9.89cm" svg:y2="9.255cm">
          <text:p/>
        </draw:line>
        <draw:line draw:style-name="gr2" draw:text-style-name="P1" draw:layer="layout" svg:x1="12.43cm" svg:y1="9.255cm" svg:x2="16.24cm" svg:y2="9.255cm">
          <text:p/>
        </draw:line>
        <draw:line draw:style-name="gr3" draw:text-style-name="P1" draw:layer="layout" svg:x1="6.08cm" svg:y1="7.985cm" svg:x2="6.715cm" svg:y2="7.985cm">
          <text:p/>
        </draw:line>
        <draw:line draw:style-name="gr3" draw:text-style-name="P1" draw:layer="layout" svg:x1="9.255cm" svg:y1="7.985cm" svg:x2="9.89cm" svg:y2="7.985cm">
          <text:p/>
        </draw:line>
        <draw:line draw:style-name="gr3" draw:text-style-name="P1" draw:layer="layout" svg:x1="12.43cm" svg:y1="7.985cm" svg:x2="13.065cm" svg:y2="7.985cm">
          <text:p/>
        </draw:line>
        <draw:line draw:style-name="gr3" draw:text-style-name="P1" draw:layer="layout" svg:x1="15.605cm" svg:y1="7.985cm" svg:x2="16.24cm" svg:y2="7.985cm">
          <text:p/>
        </draw:line>
        <draw:line draw:style-name="gr4" draw:text-style-name="P1" draw:layer="layout" svg:x1="6.08cm" svg:y1="2.778cm" svg:x2="16.24cm" svg:y2="2.778cm">
          <text:p/>
        </draw:line>
        <draw:line draw:style-name="gr2" draw:text-style-name="P1" draw:layer="layout" svg:x1="6.08cm" svg:y1="4.175cm" svg:x2="9.89cm" svg:y2="4.175cm">
          <text:p/>
        </draw:line>
        <draw:line draw:style-name="gr2" draw:text-style-name="P1" draw:layer="layout" svg:x1="12.43cm" svg:y1="4.302cm" svg:x2="16.24cm" svg:y2="4.302cm">
          <text:p/>
        </draw:line>
        <draw:frame draw:style-name="gr5" draw:text-style-name="P3" draw:layer="layout" svg:width="1.251cm" svg:height="0.607cm" svg:x="2.035cm" svg:y="7.477cm">
          <draw:text-box>
            <text:p><text:span text:style-name="T2">locus</text:span></text:p>
          </draw:text-box>
        </draw:frame>
        <draw:frame draw:style-name="gr5" draw:text-style-name="P3" draw:layer="layout" svg:width="1.251cm" svg:height="0.607cm" svg:x="2.035cm" svg:y="2.425cm">
          <draw:text-box>
            <text:p><text:span text:style-name="T2">locus</text:span></text:p>
          </draw:text-box>
        </draw:frame>
        <draw:frame draw:style-name="gr6" draw:text-style-name="P4" draw:layer="layout" svg:width="2.794cm" svg:height="0.607cm" svg:x="5.953cm" svg:y="8.747cm">
          <draw:text-box>
            <text:p><text:span text:style-name="T3">Argument value</text:span></text:p>
          </draw:text-box>
        </draw:frame>
        <draw:custom-shape draw:style-name="gr7" draw:text-style-name="P1" draw:layer="layout" svg:width="1.27cm" svg:height="8.89cm" draw:transform="rotate (-1.5707963267949) translate (15.605cm 9.8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5" draw:layer="layout" svg:width="2.259cm" svg:height="0.963cm" svg:x="10.144cm" svg:y="11.033cm">
          <draw:text-box>
            <text:p text:style-name="P1"><text:span text:style-name="T3">Polymorphic</text:span></text:p>
            <text:p text:style-name="P1"><text:span text:style-name="T3">application</text:span></text:p>
          </draw:text-box>
        </draw:frame>
        <draw:custom-shape draw:style-name="gr1" draw:text-style-name="P2" draw:layer="layout" svg:width="2.54cm" svg:height="2.54cm" svg:x="3.54cm" svg:y="2.27cm">
          <text:p text:style-name="P1"><text:span text:style-name="T1">Argument</text:span></text:p>
          <text:p text:style-name="P1"><text:span text:style-name="T1">evalu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4cm" svg:height="2.54cm" svg:x="3.54cm" svg:y="7.35cm">
          <text:p text:style-name="P1"><text:span text:style-name="T1">Argument</text:span></text:p>
          <text:p text:style-name="P1"><text:span text:style-name="T1">evalu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794cm" svg:height="0.607cm" svg:x="12.303cm" svg:y="8.747cm">
          <draw:text-box>
            <text:p><text:span text:style-name="T3">Return value</text:span></text:p>
          </draw:text-box>
        </draw:frame>
        <draw:frame draw:style-name="gr6" draw:text-style-name="P4" draw:layer="layout" svg:width="2.794cm" svg:height="0.607cm" svg:x="5.953cm" svg:y="3.667cm">
          <draw:text-box>
            <text:p><text:span text:style-name="T3">Argument value</text:span></text:p>
          </draw:text-box>
        </draw:frame>
        <draw:frame draw:style-name="gr6" draw:text-style-name="P4" draw:layer="layout" svg:width="2.794cm" svg:height="0.607cm" svg:x="12.303cm" svg:y="3.794cm">
          <draw:text-box>
            <text:p><text:span text:style-name="T3">Return value</text:span></text:p>
          </draw:text-box>
        </draw:frame>
        <draw:line draw:style-name="gr3" draw:text-style-name="P1" draw:layer="layout" svg:x1="2.27cm" svg:y1="7.985cm" svg:x2="3.54cm" svg:y2="7.985cm">
          <text:p/>
        </draw:line>
        <draw:line draw:style-name="gr3" draw:text-style-name="P1" draw:layer="layout" svg:x1="2.27cm" svg:y1="2.905cm" svg:x2="3.54cm" svg:y2="2.9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nt </meta:initial-creator>
    <meta:creation-date>2012-08-17T19:51:34</meta:creation-date>
    <dc:date>2012-08-17T20:23:06</dc:date>
    <dc:creator>laurent </dc:creator>
    <meta:editing-duration>PT7M47S</meta:editing-duration>
    <meta:editing-cycles>4</meta:editing-cycles>
    <meta:generator>LibreOffice/3.5$Linux_x86 LibreOffice_project/350m1$Build-2</meta:generator>
    <meta:document-statistic meta:object-count="25"/>
  </office:meta>
</office:document-meta>
</file>